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Bold Italic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c59" officeooo:paragraph-rsid="000c2c59"/>
    </style:style>
    <style:style style:name="P2" style:family="paragraph" style:parent-style-name="Standard">
      <style:text-properties fo:font-size="9pt" officeooo:rsid="000c2c59" officeooo:paragraph-rsid="000c2c59" style:font-size-asian="9pt" style:font-size-complex="9pt"/>
    </style:style>
    <style:style style:name="P3" style:family="paragraph" style:parent-style-name="Standard">
      <style:text-properties officeooo:rsid="000d2015" officeooo:paragraph-rsid="000d2015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rsid="000c2c59" officeooo:paragraph-rsid="000c2c59" style:font-size-asian="11pt" style:font-size-complex="11pt"/>
    </style:style>
    <style:style style:name="P7" style:family="paragraph" style:parent-style-name="Standard">
      <style:text-properties officeooo:rsid="0014abc8" officeooo:paragraph-rsid="0014abc8"/>
    </style:style>
    <style:style style:name="P8" style:family="paragraph" style:parent-style-name="Salutation">
      <style:paragraph-properties fo:text-align="center" style:justify-single-word="false"/>
    </style:style>
    <style:style style:name="P9" style:family="paragraph" style:parent-style-name="Heading_20_3">
      <style:text-properties officeooo:paragraph-rsid="0015cdd8"/>
    </style:style>
    <style:style style:name="P10" style:family="paragraph" style:parent-style-name="Heading_20_3">
      <style:paragraph-properties fo:break-before="column"/>
    </style:style>
    <style:style style:name="P11" style:family="paragraph" style:parent-style-name="List_20_Indent" style:list-style-name="L4">
      <style:text-properties officeooo:rsid="0014abc8" officeooo:paragraph-rsid="0015cdd8"/>
    </style:style>
    <style:style style:name="P12" style:family="paragraph" style:parent-style-name="Standard">
      <style:text-properties fo:font-size="11pt" officeooo:rsid="0012836b" officeooo:paragraph-rsid="0012836b" style:font-size-asian="11pt" style:font-size-complex="11pt"/>
    </style:style>
    <style:style style:name="P13" style:family="paragraph" style:parent-style-name="Standard">
      <style:text-properties fo:font-size="11pt" officeooo:rsid="001c9830" officeooo:paragraph-rsid="001c9830" style:font-size-asian="11pt" style:font-size-complex="11pt"/>
    </style:style>
    <style:style style:name="P14" style:family="paragraph" style:parent-style-name="Standard">
      <style:text-properties fo:font-size="11pt" officeooo:rsid="00232e04" officeooo:paragraph-rsid="00232e04" style:font-size-asian="11pt" style:font-size-complex="11pt"/>
    </style:style>
    <style:style style:name="P15" style:family="paragraph" style:parent-style-name="Standard" style:list-style-name="L1">
      <style:text-properties officeooo:rsid="000d2015" officeooo:paragraph-rsid="000f5f0c"/>
    </style:style>
    <style:style style:name="P16" style:family="paragraph" style:parent-style-name="Standard" style:list-style-name="L1">
      <style:text-properties officeooo:rsid="000d2015" officeooo:paragraph-rsid="000d2015"/>
    </style:style>
    <style:style style:name="P17" style:family="paragraph" style:parent-style-name="Standard" style:list-style-name="L1">
      <style:text-properties fo:font-style="normal" fo:font-weight="normal" officeooo:rsid="0013b4de" officeooo:paragraph-rsid="0013b4de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style:font-name="Open sans" fo:font-size="10pt" fo:font-style="normal" officeooo:rsid="000d2015" officeooo:paragraph-rsid="000f5f0c" style:font-style-asian="normal" style:font-style-complex="normal"/>
    </style:style>
    <style:style style:name="P19" style:family="paragraph" style:parent-style-name="Standard" style:list-style-name="L2">
      <style:text-properties officeooo:paragraph-rsid="002a6cf8"/>
    </style:style>
    <style:style style:name="P20" style:family="paragraph" style:parent-style-name="Standard" style:list-style-name="L2">
      <style:text-properties officeooo:rsid="000f5f0c" officeooo:paragraph-rsid="000f5f0c"/>
    </style:style>
    <style:style style:name="P21" style:family="paragraph" style:parent-style-name="Standard" style:list-style-name="L3">
      <style:text-properties officeooo:rsid="0014abc8" officeooo:paragraph-rsid="0014abc8"/>
    </style:style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1" style:master-page-name="">
      <style:paragraph-properties style:page-number="auto"/>
      <style:text-properties style:font-name="Open sans" fo:font-size="10pt" fo:font-style="normal" officeooo:rsid="000d2015" officeooo:paragraph-rsid="000f5f0c" style:font-style-asian="normal" style:font-style-complex="normal"/>
    </style:style>
    <style:style style:name="T1" style:family="text">
      <style:text-properties officeooo:rsid="000c2c59"/>
    </style:style>
    <style:style style:name="T2" style:family="text">
      <style:text-properties officeooo:rsid="000d201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abc8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f1297"/>
    </style:style>
    <style:style style:name="T7" style:family="text">
      <style:text-properties officeooo:rsid="000f5f0c"/>
    </style:style>
    <style:style style:name="T8" style:family="text">
      <style:text-properties officeooo:rsid="0014abc8"/>
    </style:style>
    <style:style style:name="T9" style:family="text">
      <style:text-properties officeooo:rsid="0021746b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Open Sans" fo:font-size="10pt" fo:font-style="normal" fo:font-weight="normal" officeooo:rsid="000f5f0c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ric Riese</text:p>
      <text:p text:style-name="Standard">High Functioning</text:p>
      <text:p text:style-name="Standard">Functional Programmer</text:p>
      <text:p text:style-name="Standard"><text:span text:style-name="T1">w</text:span>ith Linux in his Heart</text:p>
      <text:p text:style-name="Standard"/>
      <text:p text:style-name="P8"><text:a xlink:type="simple" xlink:href="mailto:eric.riese@gmail.com" text:style-name="Internet_20_link" text:visited-style-name="Visited_20_Internet_20_Link">eric.riese@gmail.com</text:a></text:p>
      <text:p text:style-name="P8">215-259-8486</text:p>
      <text:p text:style-name="P4"><text:a xlink:type="simple" xlink:href="http://hire.ericrie.se/" text:style-name="Internet_20_link" text:visited-style-name="Visited_20_Internet_20_Link">http://hire.ericrie.se/</text:a></text:p>
      <text:p text:style-name="P8"><text:a xlink:type="simple" xlink:href="http://github.com/er2/" text:style-name="Internet_20_link" text:visited-style-name="Visited_20_Internet_20_Link">github.com/er2/</text:a></text:p>
      <text:h text:style-name="Heading_20_3" text:outline-level="3">Skills</text:h>
      <text:p text:style-name="P5">Java</text:p>
      <text:p text:style-name="P6">Scala</text:p>
      <text:p text:style-name="P6">Linux</text:p>
      <text:p text:style-name="P6">SQL</text:p>
      <text:p text:style-name="P6">Clojure</text:p>
      <text:p text:style-name="P6">git</text:p>
      <text:p text:style-name="P6">Raku (Perl 6)</text:p>
      <text:p text:style-name="P6">TypeScript</text:p>
      <text:p text:style-name="P6">JavaScript</text:p>
      <text:p text:style-name="P6">web</text:p>
      <text:p text:style-name="P6">agile</text:p>
      <text:p text:style-name="P12">Docker</text:p>
      <text:p text:style-name="P13">Functional Programming</text:p>
      <text:p text:style-name="P13">Object-Oriented Programming</text:p>
      <text:p text:style-name="P14">Communication</text:p>
      <text:p text:style-name="P14">Interpersonal</text:p>
      <text:h text:style-name="Heading_20_3" text:outline-level="3">Educatio<text:span text:style-name="T6">n</text:span></text:h>
      <text:h text:style-name="Heading_20_10" text:outline-level="10">Lehigh University</text:h>
      <text:p text:style-name="P2">Computer Science/</text:p>
      <text:p text:style-name="P2">Engineering</text:p>
      <text:p text:style-name="P1">2012</text:p>
      <text:h text:style-name="Heading_20_3" text:outline-level="3">Organizations</text:h>
      <text:p text:style-name="P1">Philly Java User Group</text:p>
      <text:p text:style-name="P1">Philly Linux User Group</text:p>
      <text:p text:style-name="P1">Philly Area Scala Enthusi<text:span text:style-name="T2">a</text:span>sts</text:p>
      <text:p text:style-name="P1">Lehigh Philosophy Club</text:p>
      <text:p text:style-name="Standard">Lehigh Debate</text:p>
      <text:p text:style-name="P1"/>
      <text:h text:style-name="P10" text:outline-level="3">Experience</text:h>
      <text:h text:style-name="Heading_20_5" text:outline-level="5">Wingspan, an IQVIA Company</text:h>
      <text:p text:style-name="P3"><text:span text:style-name="T3">Sr Software Engineer</text:span> <text:s/><text:tab/><text:tab/><text:tab/><text:tab/><text:tab/> <text:s text:c="7"/>Jan 2019 – Present</text:p>
      <text:list xml:id="list1020500083" text:style-name="L1">
        <text:list-item>
          <text:p text:style-name="P15">Maintained <text:span text:style-name="T5">Electronic Trial Master File </text:span><text:span text:style-name="T10">Application</text:span> </text:p>
          <text:list>
            <text:list-item>
              <text:p text:style-name="P15"><text:span text:style-name="T7">S</text:span>cala, Java, PostgreSQL</text:p>
            </text:list-item>
          </text:list>
        </text:list-item>
        <text:list-item>
          <text:p text:style-name="P16">Designed and Developed <text:span text:style-name="T5">Deployed Application Facilitation Tooling</text:span></text:p>
          <text:list>
            <text:list-item>
              <text:p text:style-name="P17">with multi-tier plugin architecture</text:p>
            </text:list-item>
          </text:list>
        </text:list-item>
        <text:list-item>
          <text:p text:style-name="P25">Developed Group Calendaring Slackbot</text:p>
          <text:list>
            <text:list-item>
              <text:p text:style-name="P18">Spring Boot, jOOQ</text:p>
            </text:list-item>
          </text:list>
        </text:list-item>
      </text:list>
      <text:h text:style-name="Heading_20_5" text:outline-level="5">T.S. Partners, Inc.</text:h>
      <text:p text:style-name="Standard"><text:span text:style-name="T3">Software Developer</text:span> <text:tab/><text:tab/><text:tab/><text:tab/><text:tab/> <text:s text:c="5"/>Oct 2013 – Jan 2019</text:p>
      <text:list xml:id="list1873225763" text:style-name="L2">
        <text:list-item>
          <text:p text:style-name="P19"><text:span text:style-name="T7">Developed Java 8 web back-end with Oracle SQL</text:span></text:p>
        </text:list-item>
        <text:list-item>
          <text:p text:style-name="P19"><text:span text:style-name="T7">Buil</text:span><text:span text:style-name="T9">t</text:span><text:span text:style-name="T7"> numerous meta-programming </text:span><text:span text:style-name="T11">utilities</text:span><text:span text:style-name="T7"> to increase developer productivity (utilizing Java Reflection API)</text:span></text:p>
        </text:list-item>
        <text:list-item>
          <text:p text:style-name="P20">Spearheaded Linux Project Management KVM server</text:p>
          <text:list>
            <text:list-item>
              <text:p text:style-name="P20">Ubuntu, Redmine, Jenkins, Gitlab, libvirt</text:p>
            </text:list-item>
          </text:list>
        </text:list-item>
        <text:list-item>
          <text:p text:style-name="P20">Became exemplar for Functional Programming in Java 8</text:p>
        </text:list-item>
        <text:list-item>
          <text:p text:style-name="P20">Contributed to homegrown SQL query builder library</text:p>
        </text:list-item>
        <text:list-item>
          <text:p text:style-name="P20">Converted legacy Delphi codebase faithfully</text:p>
        </text:list-item>
        <text:list-item>
          <text:p text:style-name="P20">Fixed bugs across full stack from JS to DAO</text:p>
        </text:list-item>
        <text:list-item>
          <text:p text:style-name="P20">Evangelized git – designed branch/release strategy</text:p>
        </text:list-item>
        <text:list-item>
          <text:p text:style-name="P20">Encouraged code reviews</text:p>
        </text:list-item>
        <text:list-item>
          <text:p text:style-name="P20">Implemented static analysis with SonarQube and null annotations</text:p>
        </text:list-item>
      </text:list>
      <text:h text:style-name="Heading_20_5" text:outline-level="5">Pfizer Inc. via Glemser Tech<text:span text:style-name="T8">nologies</text:span></text:h>
      <text:p text:style-name="Standard"><text:span text:style-name="T4">Systems Analyst</text:span><text:span text:style-name="T8"> <text:tab/><text:tab/><text:tab/><text:tab/><text:tab/> <text:s text:c="5"/>Oct 2012 – Jan 2013</text:span></text:p>
      <text:list xml:id="list3212987204" text:style-name="L3">
        <text:list-item>
          <text:p text:style-name="P21">Managed Data for global Quality Tracking System</text:p>
        </text:list-item>
        <text:list-item>
          <text:p text:style-name="P21">Q3 Testing</text:p>
        </text:list-item>
      </text:list>
      <text:h text:style-name="Heading_20_5" text:outline-level="5">Air Products</text:h>
      <text:p text:style-name="P7"><text:span text:style-name="T3">Intern</text:span> <text:tab/><text:tab/><text:tab/><text:tab/><text:tab/><text:tab/><text:tab/><text:tab/> <text:s/>Summer 2011</text:p>
      <text:list xml:id="list2851679511" text:style-name="L4">
        <text:list-item>
          <text:p text:style-name="P22">Built WAMP Wiki Demo Server</text:p>
        </text:list-item>
        <text:list-item>
          <text:p text:style-name="P11">Transitioned 500 Users from eRoom to MS Office 365</text:p>
        </text:list-item>
      </text:list>
      <text:h text:style-name="P9" text:outline-level="3">Presentations</text:h>
      <text:list xml:id="list1024863596" text:style-name="L5">
        <text:list-item>
          <text:p text:style-name="P23">Collectors by Induction</text:p>
        </text:list-item>
        <text:list-item>
          <text:p text:style-name="P23">The Stateful Consumer Pattern</text:p>
        </text:list-item>
        <text:list-item>
          <text:p text:style-name="P23">Raku – The Only Correct Language</text:p>
        </text:list-item>
        <text:list-item>
          <text:p text:style-name="P23">Tests and Testability and Sea Monsters</text:p>
        </text:list-item>
        <text:list-item>
          <text:p text:style-name="P23">String Counting Kata</text:p>
        </text:list-item>
      </text:list>
      <text:h text:style-name="Heading_20_3" text:outline-level="3">Projects</text:h>
      <text:list xml:id="list83190485" text:style-name="L6">
        <text:list-item>
          <text:p text:style-name="P24">PGP Word List Transcriber</text:p>
        </text:list-item>
        <text:list-item>
          <text:p text:style-name="P24">Political Advocacy Constituent Relationship Manager</text:p>
        </text:list-item>
        <text:list-item>
          <text:p text:style-name="P24">Textbook Matchmaking Service</text:p>
        </text:list-item>
        <text:list-item>
          <text:p text:style-name="P24">Debate Web Ap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Bold Italic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.05in" fo:margin-right="0in" fo:text-align="start" style:justify-single-word="false" fo:text-indent="0in" style:auto-text-indent="false" style:page-number="auto"/>
      <style:text-properties style:font-name="Open Sans" fo:font-family="'Open Sans'" style:font-style-name="Regular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style-name="Bold" style:font-family-generic="swiss" style:font-pitch="variable" fo:font-size="28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style:font-name="Open Sans2" fo:font-family="'Open Sans'" style:font-style-name="Italic" style:font-family-generic="swiss" style:font-pitch="variable" fo:font-size="75%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Open Sans2" fo:font-family="'Open Sans'" style:font-style-name="Italic" style:font-family-generic="swiss" style:font-pitch="variable"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style:page-number="auto"/>
      <style:text-properties style:font-name="Open Sans2" fo:font-family="'Open Sans'" style:font-style-name="Italic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style:font-name="Open Sans3" fo:font-family="'Open Sans'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-sep style:width="0.0138in" style:color="#5e2750" style:height="100%" style:style="solid"/>
          <style:column style:rel-width="3168*" fo:start-indent="0in" fo:end-indent="0.1201in"/>
          <style:column style:rel-width="6804*" fo:start-indent="0.1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6:04:48.016886542</meta:creation-date>
    <dc:date>2020-09-02T18:47:47.103312218</dc:date>
    <meta:editing-duration>PT1H28M3S</meta:editing-duration>
    <meta:editing-cycles>20</meta:editing-cycles>
    <meta:generator>LibreOffice/6.4.5.2$Linux_X86_64 LibreOffice_project/40$Build-2</meta:generator>
    <meta:document-statistic meta:table-count="0" meta:image-count="0" meta:object-count="0" meta:page-count="1" meta:paragraph-count="77" meta:word-count="291" meta:character-count="1991" meta:non-whitespace-character-count="1755"/>
  </office:meta>
</office:document-meta>
</file>